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s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emacs with math fileset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console</text:span></text:p>
            <text:p><text:span text:style-name="T1">&amp;</text:span></text:p>
            <text:p><text:span text:style-name="T1">agents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properties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Instrumentation</text:span></text:p>
              <text:p><text:span text:style-name="T3">Default properties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scrip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 log output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Request</text:span></text:p>
              <text:p><text:span text:style-name="T3">Recording a test – where the HTTP info?</text:span></text:p>
              <text:p><text:span text:style-name="T3">Instrumenting a test – what if I'm already using clj-http?</text:span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Replacing http/get using dynamic wrapper</text:span></text:p>
              <text:p><text:span text:style-name="T3">Updating the instrumented fn's arity and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8H24M38S</meta:editing-duration>
    <meta:editing-cycles>17</meta:editing-cycles>
    <dc:date>2012-02-05T17:31:25</dc:date>
    <dc:creator>andy </dc:creator>
    <meta:generator>LibreOffice/3.3$Linux LibreOffice_project/330m19$Build-401</meta:generator>
    <meta:document-statistic meta:object-count="52"/>
  </office:meta>
</office:document-meta>
</file>